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793c"/>
    </style:style>
    <style:style style:name="T1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TEMA: ESTÁTICA DE PARTÍCULAS</text:p>
      <text:p text:style-name="Standard"/>
      <text:p text:style-name="Standard">Estudiante: Ariel Alejadro Calderon</text:p>
      <text:p text:style-name="P1"/>
      <text:p text:style-name="P1">I.- COMPLETE</text:p>
      <text:p text:style-name="Standard">1.Cuando un cuerpo se encuentra sobre una superficie la fuerza denominada normal ....a las superficies de contacto. iene una dirección.......…</text:p>
      <text:p text:style-name="Standard"/>
      <text:p text:style-name="Standard">2. Si la fuerza neta aplicada sobre una particula es nula, entonces la particula se</text:p>
      <text:p text:style-name="Standard">encuentra en ……….. o en …………</text:p>
      <text:p text:style-name="Standard"/>
      <text:p text:style-name="Standard">3. La masa de un cuerpo se define por…</text:p>
      <text:p text:style-name="Standard"/>
      <text:p text:style-name="Standard">4. Para que una partícula esté en equilibrio, la fuerza neta aplicada sobre ella debe ser.…</text:p>
      <text:p text:style-name="Standard"/>
      <text:p text:style-name="Standard">5. El diagrama de cuerpo libre de una partícula consiste en…</text:p>
      <text:p text:style-name="Standard"/>
      <text:p text:style-name="Standard">II.- SUBRAYE LA RESPUESTA CORRECTA</text:p>
      <text:p text:style-name="Standard"/>
      <text:p text:style-name="Standard">6. Un objeto se arroja verticalmente hacia arriba. En la cúspide de la trayectoria, el</text:p>
      <text:p text:style-name="Standard">objeto está:</text:p>
      <text:p text:style-name="Standard"/>
      <text:p text:style-name="Standard">a) En equilibrio instantáneo</text:p>
      <text:p text:style-name="Standard">b) En reposo instantáneo</text:p>
      <text:p text:style-name="Standard">c) Instantáneamente en reposo y en equilibrio</text:p>
      <text:p text:style-name="Standard">d) Ni en reposo ni en equilibrio</text:p>
      <text:p text:style-name="Standard"/>
      <text:p text:style-name="Standard">7. Cuál de las siguientes afirmaciones que describen un cuerpo en equilibrio no es</text:p>
      <text:p text:style-name="Standard">cierta:</text:p>
      <text:p text:style-name="Standard"/>
      <text:p text:style-name="Standard">a) La suma vectorial de todas las fuerzas que actúan sobre el cuerpo es cero</text:p>
      <text:p text:style-name="Standard">b) El cuerpo se mueve a velocidad constante</text:p>
      <text:p text:style-name="Standard">c) El cuerpo debe permanecer en reposo</text:p>
      <text:p text:style-name="Standard">d) El cuerpo se mueve a rapidez constante</text:p>
      <text:p text:style-name="Standard"/>
      <text:p text:style-name="Standard">8. Tres fuerzas de módulos 6N, 9N y 10N, actúan sobre una particula que está en</text:p>
      <text:p text:style-name="Standard">equilibrio. La resultante de las fuerzas de 6N y 10N, tendrá un módulo de:</text:p>
      <text:p text:style-name="Standard"/>
      <text:p text:style-name="Standard">a) 16N</text:p>
      <text:p text:style-name="Standard">b) 9N</text:p>
      <text:p text:style-name="Standard">c) 10N</text:p>
      <text:p text:style-name="Standard">d) Ninguna de las respuestas anteriores</text:p>
      <text:p text:style-name="Standard"/>
      <text:p text:style-name="P1">9. La fuerza necesaria para mantener un objeto en movimiento a velocidad constante es:</text:p>
      <text:p text:style-name="P1">a) Cero</text:p>
      <text:p text:style-name="Standard">b) Proporcional a su masa</text:p>
      <text:p text:style-name="Standard">c) Proporcional a su rapidez</text:p>
      <text:p text:style-name="Standard">d) Proporcional a su peso</text:p>
      <text:p text:style-name="Standard"><text:soft-page-break/></text:p>
      <text:p text:style-name="Standard">10. El enunciado: "todo cuerpo permanece en su estado de reposo o de MRU, a menos que fuerzas que actúen sobre él le obliguen a cambiar dicho estado" corresponde a:</text:p>
      <text:p text:style-name="Standard"/>
      <text:p text:style-name="P1">a) Ley de accion y reaccion</text:p>
      <text:p text:style-name="P1">b) Ley de la fuerza</text:p>
      <text:p text:style-name="P1">c) Ley de la inercia</text:p>
      <text:p text:style-name="P1">d) Ninguna de las anterior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2" meta:paragraph-count="38" meta:word-count="308" meta:character-count="1703" meta:non-whitespace-character-count="1433"/>
  </office:meta>
</office:document-meta>
</file>